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12b" officeooo:paragraph-rsid="0006b12b"/>
    </style:style>
    <style:style style:name="P2" style:family="paragraph" style:parent-style-name="Standard">
      <style:text-properties officeooo:rsid="00097aad" officeooo:paragraph-rsid="00097aa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b12b" officeooo:paragraph-rsid="0006b12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27cac" officeooo:paragraph-rsid="00227ca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97aad" officeooo:paragraph-rsid="00097aad"/>
    </style:style>
    <style:style style:name="P6" style:family="paragraph" style:parent-style-name="Standard">
      <style:text-properties style:text-underline-style="solid" style:text-underline-width="auto" style:text-underline-color="font-color" officeooo:rsid="000af805" officeooo:paragraph-rsid="000af805"/>
    </style:style>
    <style:style style:name="P7" style:family="paragraph" style:parent-style-name="Standard">
      <style:text-properties style:text-underline-style="solid" style:text-underline-width="auto" style:text-underline-color="font-color" officeooo:rsid="001f544e" officeooo:paragraph-rsid="001f544e"/>
    </style:style>
    <style:style style:name="P8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6b12b" officeooo:paragraph-rsid="0006b12b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rsid="001f544e" officeooo:paragraph-rsid="001f544e"/>
    </style:style>
    <style:style style:name="P10" style:family="paragraph" style:parent-style-name="Standard">
      <style:text-properties officeooo:rsid="000af805" officeooo:paragraph-rsid="000af805"/>
    </style:style>
    <style:style style:name="P11" style:family="paragraph" style:parent-style-name="Standard">
      <style:text-properties style:text-underline-style="none" officeooo:rsid="001f544e" officeooo:paragraph-rsid="001f544e"/>
    </style:style>
    <style:style style:name="P12" style:family="paragraph" style:parent-style-name="Standard">
      <style:text-properties style:text-underline-style="none" officeooo:rsid="001f544e" officeooo:paragraph-rsid="001f544e"/>
    </style:style>
    <style:style style:name="T1" style:family="text">
      <style:text-properties officeooo:rsid="000bacb5"/>
    </style:style>
    <style:style style:name="T2" style:family="text">
      <style:text-properties officeooo:rsid="000c97ba"/>
    </style:style>
    <style:style style:name="T3" style:family="text">
      <style:text-properties officeooo:rsid="000d6b6f"/>
    </style:style>
    <style:style style:name="T4" style:family="text">
      <style:text-properties officeooo:rsid="0014b735"/>
    </style:style>
    <style:style style:name="T5" style:family="text">
      <style:text-properties officeooo:rsid="001c4fdd"/>
    </style:style>
    <style:style style:name="T6" style:family="text">
      <style:text-properties officeooo:rsid="0020f62f"/>
    </style:style>
    <style:style style:name="T7" style:family="text">
      <style:text-properties officeooo:rsid="00212ba6"/>
    </style:style>
    <style:style style:name="T8" style:family="text">
      <style:text-properties officeooo:rsid="0023cd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3405</text:p>
      <text:p text:style-name="P1">GENTIL Grégoire</text:p>
      <text:p text:style-name="P1">DELAHAYE Etienne</text:p>
      <text:p text:style-name="P1"/>
      <text:p text:style-name="P8">COMPTE RENDU DU TP02 (Héritage et Polymorphisme) − C++ − POO1</text:p>
      <text:p text:style-name="P1"/>
      <text:p text:style-name="P1"/>
      <text:p text:style-name="P3">A − Description détaillée des classes</text:p>
      <text:p text:style-name="P1"/>
      <text:p text:style-name="P9"><text:tab/>Vous trouverez ci-dessous une description des classes de notre projets. Le texte explique leur sémantique.</text:p>
      <text:p text:style-name="P9"><text:tab/>Sur le graphe d’héritage vous verrez la répartition des attributs et des méthodes. Ce choix est justifié en dessous de la description des classes.</text:p>
      <text:p text:style-name="P1"/>
      <text:p text:style-name="P5">Classe Trajet :</text:p>
      <text:p text:style-name="P2"><text:tab/>Cette classe est une classe purement abstraite. Elle indique <text:span text:style-name="T1">les méthodes </text:span>qu’un objet de type Trajet <text:span text:style-name="T1">(et de ses dérivés) </text:span>doit implémenter.</text:p>
      <text:p text:style-name="P2">Elle représente un trajet (simple ou composé) du catalogue, <text:span text:style-name="T2">ainsi le main (fonction d’entrée du programme) ne traite que des objets de type Trajet *.</text:span></text:p>
      <text:p text:style-name="P2"/>
      <text:p text:style-name="P5">Classe TrajetSimple :</text:p>
      <text:p text:style-name="P2"><text:tab/>Un TrajetSimple hérite de la classe Trajet, donc implémente toutes les méthodes déclarées dans Trajet.h. Il représente un trajet simple, c’est à dire un trajet direct <text:span text:style-name="T1">s</text:span>ans escale, <text:span text:style-name="T3">avec un moyen de transport.</text:span></text:p>
      <text:p text:style-name="P2"/>
      <text:p text:style-name="P5">Classe TrajetCompose :</text:p>
      <text:p text:style-name="P2"><text:tab/>Un TrajetCompose hérite de la classe Trajet. Il représente un trajet avec une ou plusieurs escale(s), <text:span text:style-name="T3">et un ou plusieurs moyen(s) de transport différents. </text:span>À la réalisation, un TrajetCompose est constitué de plusieurs TrajetSimple stockés dans un attribut de type TabTrajet.</text:p>
      <text:p text:style-name="P2"/>
      <text:p text:style-name="P5">Classe TabTrajet :</text:p>
      <text:p text:style-name="P2"><text:tab/>Un TabTrajet est une implémentation d’un tableau dynamique de pointeurs de Trajet. Il permet les insertions et les récupérations de Trajet *. Il se réalloue automatiquement si le nombre d’objets stockés <text:span text:style-name="T5">devient trop grand pour sa capacité.</text:span></text:p>
      <text:p text:style-name="P2"/>
      <text:p text:style-name="P6">Classe Catalogue :</text:p>
      <text:p text:style-name="P10"><text:span text:style-name="T4"><text:tab/>Un </text:span>catalogue représente <text:span text:style-name="T4">un </text:span>objet stockant tous les trajets entrés par l’utilisateur. Il permet aussi la recherche de parcours et l’affichage de tous les trajets stockés. Ceux-ci sont stockés dans un attributs de type TabTrajet *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Justifi<text:span text:style-name="T6">c</text:span>ation de ce choix :</text:p>
      <text:p text:style-name="P11"><text:tab/>Faire hériter nos classes TrajetSimple et TrajetCompose de la classe abstraite Trajet nous permet de manipuler ces objets − de type différents − de la même manière. Un TrajetCompose étant implémenté sous forme de TabTrajet, il est donc inutile de stocker les charactéristiques (départ, arrivée et moyen de transport) dans <text:span text:style-name="T6">la classe TrajetCompose; </text:span>c’est pourquoi nous avons placé ces attributs dans la classe TrajetSimple <text:span text:style-name="T7">plutôt que dans Trajet.</text:span></text:p>
      <text:p text:style-name="P11"><text:tab/><text:span text:style-name="T7">Les objets de type Catalogue n’intéragissent avec le main et avec les TabTrajet qu’à travers des pointeurs de Trajet. Le polymorphisme nous permet donc de traiter n’importe quel Trajet − qu’il soit simple ou composé − de la même façon.</text:span></text:p>
      <text:p text:style-name="P11"><text:tab/><text:span text:style-name="T8">Aussi, ce polymorphisme nous permet de gérer la collection de Trajet (simple ou compose) propre à Catalogue de la même manière que nous gérons la collection ordonnée de TrajetSimple propre à un TrajetCompose. Notre TabTrajet ne faisant pas de différences entre un TrajetSimple et un TrajetCompose, nous avons pu l’utiliser à deux reprises, nous simplifiant ainsi la gestion des tableaux et nous permettant de factoriser le code.</text:span></text:p>
      <text:p text:style-name="P11"/>
      <text:p text:style-name="P11"/>
      <text:p text:style-name="P11"/>
      <text:p text:style-name="P4">B − Description détaillée de la structure de donnée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46:17.691963386</meta:creation-date>
    <dc:date>2017-12-05T22:28:22.287652563</dc:date>
    <meta:editing-duration>PT1H27M24S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2" meta:paragraph-count="23" meta:word-count="459" meta:character-count="2911" meta:non-whitespace-character-count="2465"/>
  </office:meta>
</office:document-meta>
</file>